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  <style:paragraph-properties fo:margin-top="0in" fo:margin-bottom="0in"/>
    </style:style>
    <style:style style:name="P203" style:family="paragraph" style:parent-style-name="Text_20_body" style:list-style-name="L183">
      <style:paragraph-properties fo:margin-top="0in" fo:margin-bottom="0in"/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  <style:paragraph-properties fo:margin-top="0in" fo:margin-bottom="0in"/>
    </style:style>
    <style:style style:name="P233" style:family="paragraph" style:parent-style-name="Text_20_body" style:list-style-name="L213">
      <style:paragraph-properties fo:margin-top="0in" fo:margin-bottom="0in"/>
    </style:style>
    <style:style style:name="P234" style:family="paragraph" style:parent-style-name="Text_20_body" style:list-style-name="L214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9-0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3">
        <text:list-item>
          <text:p text:style-name="P73"><text:span text:style-name="Source_Text">list of floats = jhta.JH_SAVGP(df, open='Open', high='High', low='Low', close='Close'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4">
        <text:list-item>
          <text:p text:style-name="P74"><text:span text:style-name="Source_Text">list of floats = jhta.JH_SAVGPS(df, open='Open', high='High', low='Low', close='Close')</text:span></text:p>
        </text:list-item>
      </text:list>
      <text:p text:style-name="Horizontal_20_Line"/>
      <text:h text:style-name="Heading_20_4" text:outline-level="4">JH_SCO | Swing Close - Open | DONE</text:h>
      <text:list text:style-name="L55">
        <text:list-item>
          <text:p text:style-name="P75"><text:span text:style-name="Source_Text">list of floats = jhta.JH_SCO(df, open='Open', close='Close'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6">
        <text:list-item>
          <text:p text:style-name="P76"><text:span text:style-name="Source_Text">list of floats = jhta.JH_SCOS(df, open='Open', close='Close'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7">
        <text:list-item>
          <text:p text:style-name="P77"><text:span text:style-name="Source_Text">list of floats = jhta.JH_SMEDP(df, high='High', low='Low'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8">
        <text:list-item>
          <text:p text:style-name="P78"><text:span text:style-name="Source_Text">list of floats = jhta.JH_SMEDPS(df, high='High', low='Low')</text:span></text:p>
        </text:list-item>
      </text:list>
      <text:p text:style-name="Horizontal_20_Line"/>
      <text:h text:style-name="Heading_20_4" text:outline-level="4">JH_SPP | Swing Price - previous Price | DONE</text:h>
      <text:list text:style-name="L59">
        <text:list-item>
          <text:p text:style-name="P79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60">
        <text:list-item>
          <text:p text:style-name="P80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61">
        <text:list-item>
          <text:p text:style-name="P81"><text:span text:style-name="Source_Text">list of floats = jhta.JH_STYPP(df, high='High', low='Low', close='Close'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2">
        <text:list-item>
          <text:p text:style-name="P82"><text:span text:style-name="Source_Text">list of floats = jhta.JH_STYPPS(df, high='High', low='Low', close='Close'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3">
        <text:list-item>
          <text:p text:style-name="P83"><text:span text:style-name="Source_Text">list of floats = jhta.JH_SWCLP(df, high='High', low='Low', close='Close'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4">
        <text:list-item>
          <text:p text:style-name="P84"><text:span text:style-name="Source_Text">list of floats = jhta.JH_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</text:h>
      <text:list text:style-name="L126">
        <text:list-item>
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6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4">
        <text:list-item>
          <text:p text:style-name="P184"><text:span text:style-name="Source_Text">list of floats = jhta.AVGPRICE(df, open='Open', high='High', low='Low', close='Close')</text:span></text:p>
        </text:list-item>
        <text:list-item>
          <text:p text:style-name="P184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5">
        <text:list-item>
          <text:p text:style-name="P185"><text:span text:style-name="Source_Text">list of floats = jhta.MEDPRICE(df, high='High', low='Low')</text:span></text:p>
        </text:list-item>
        <text:list-item>
          <text:p text:style-name="P185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6">
        <text:list-item>
          <text:p text:style-name="P186"><text:span text:style-name="Source_Text">list of floats = jhta.TYPPRICE(df, high='High', low='Low', close='Close')</text:span></text:p>
        </text:list-item>
        <text:list-item>
          <text:p text:style-name="P186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7">
        <text:list-item>
          <text:p text:style-name="P187"><text:span text:style-name="Source_Text">list of floats = jhta.WCLPRICE(df, high='High', low='Low', close='Close')</text:span></text:p>
        </text:list-item>
        <text:list-item>
          <text:p text:style-name="P187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8">
        <text:list-item>
          <text:p text:style-name="P188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9">
        <text:list-item>
          <text:p text:style-name="P189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0">
        <text:list-item>
          <text:p text:style-name="P190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1">
        <text:list-item>
          <text:p text:style-name="P191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2">
        <text:list-item>
          <text:p text:style-name="P192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3">
        <text:list-item>
          <text:p text:style-name="P193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4">
        <text:list-item>
          <text:p text:style-name="P194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5">
        <text:list-item>
          <text:p text:style-name="P195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6">
        <text:list-item>
          <text:p text:style-name="P196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7">
        <text:list-item>
          <text:p text:style-name="P197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8">
        <text:list-item>
          <text:p text:style-name="P198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9">
        <text:list-item>
          <text:p text:style-name="P199"><text:span text:style-name="Source_Text">float = jhta.COV(list1, list2)</text:span></text:p>
        </text:list-item>
        <text:list-item>
          <text:p text:style-name="P199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0">
        <text:list-item>
          <text:p text:style-name="P200"><text:span text:style-name="Source_Text">list of floats = jhta.COVARIANCE(df1, df2, n, price1='Close', price2='Close')</text:span></text:p>
        </text:list-item>
        <text:list-item>
          <text:p text:style-name="P20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1">
        <text:list-item>
          <text:p text:style-name="P201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2">
        <text:list-item>
          <text:p text:style-name="P202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3">
        <text:list-item>
          <text:p text:style-name="P203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4">
        <text:list-item>
          <text:p text:style-name="P204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5">
        <text:list-item>
          <text:p text:style-name="P205"><text:span text:style-name="Source_Text">float = jhta.BETA(list1, list2)</text:span></text:p>
        </text:list-item>
        <text:list-item>
          <text:p text:style-name="P20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6">
        <text:list-item>
          <text:p text:style-name="P206"><text:span text:style-name="Source_Text">list of floats = jhta.BETAS(df1, df2, n, price1='Close', price2='Close')</text:span></text:p>
        </text:list-item>
        <text:list-item>
          <text:p text:style-name="P20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7">
        <text:list-item>
          <text:p text:style-name="P207"><text:span text:style-name="Source_Text">list of floats = jhta.LSR(df, price='Close', predictions_int=0)</text:span></text:p>
        </text:list-item>
        <text:list-item>
          <text:p text:style-name="P20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8">
        <text:list-item>
          <text:p text:style-name="P208"><text:span text:style-name="Source_Text">list of floats = jhta.SLR(df, price='Close', predictions_int=0)</text:span></text:p>
        </text:list-item>
        <text:list-item>
          <text:p text:style-name="P20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9">
        <text:list-item>
          <text:p text:style-name="P209"><text:span text:style-name="Source_Text">float = jhta.HR(hit_trades_int, total_trades_int)</text:span></text:p>
        </text:list-item>
        <text:list-item>
          <text:p text:style-name="P20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0">
        <text:list-item>
          <text:p text:style-name="P210"><text:span text:style-name="Source_Text">float = jhta.PLR(mean_trade_profit_float, mean_trade_loss_float)</text:span></text:p>
        </text:list-item>
        <text:list-item>
          <text:p text:style-name="P21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1">
        <text:list-item>
          <text:p text:style-name="P211"><text:span text:style-name="Source_Text">float = jhta.EV(hitrade_float, mean_trade_profit_float, mean_trade_loss_float)</text:span></text:p>
        </text:list-item>
        <text:list-item>
          <text:p text:style-name="P21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2">
        <text:list-item>
          <text:p text:style-name="P212"><text:span text:style-name="Source_Text">int = jhta.POR(hitrade_float, profit_loss_ratio_float)</text:span></text:p>
        </text:list-item>
        <text:list-item>
          <text:p text:style-name="P21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3">
        <text:list-item>
          <text:p text:style-name="P213"><text:span text:style-name="Source_Text">float = jhta.BPPS(trade_start_price, trade_end_price, trade_start_timestamp, trade_end_timestamp)</text:span></text:p>
        </text:list-item>
        <text:list-item>
          <text:p text:style-name="P213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194">
        <text:list-item>
          <text:p text:style-name="P214"><text:span text:style-name="Source_Text">list of floats = jhta.RET(df, price='Close')</text:span></text:p>
        </text:list-item>
        <text:list-item>
          <text:p text:style-name="P214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195">
        <text:list-item>
          <text:p text:style-name="P215"><text:span text:style-name="Source_Text">list of floats = jhta.RETS(df, price='Close')</text:span></text:p>
        </text:list-item>
        <text:list-item>
          <text:p text:style-name="P215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196">
        <text:list-item>
          <text:p text:style-name="P216"><text:span text:style-name="Source_Text">list of floats = jhta.PRET(df, price='Close')</text:span></text:p>
        </text:list-item>
        <text:list-item>
          <text:p text:style-name="P216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197">
        <text:list-item>
          <text:p text:style-name="P217"><text:span text:style-name="Source_Text">list of floats = jhta.PRETS(df, price='Close')</text:span></text:p>
        </text:list-item>
        <text:list-item>
          <text:p text:style-name="P21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8">
        <text:list-item>
          <text:p text:style-name="P218"><text:span text:style-name="Source_Text">list of floats = jhta.AEM(df, high='High', low='Low', volume='Volume')</text:span></text:p>
        </text:list-item>
        <text:list-item>
          <text:p text:style-name="P21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9">
        <text:list-item>
          <text:p text:style-name="P219"><text:span text:style-name="Source_Text">list of floats = jhta.ATR(df, n, high='High', low='Low', close='Close')</text:span></text:p>
        </text:list-item>
        <text:list-item>
          <text:p text:style-name="P21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0">
        <text:list-item>
  </text:list-item>
      </text:list>
      <text:p text:style-name="Horizontal_20_Line"/>
      <text:h text:style-name="Heading_20_4" text:outline-level="4">RVI | Relative Volatility Index | DONE</text:h>
      <text:list text:style-name="L201">
        <text:list-item>
          <text:p text:style-name="P221"><text:span text:style-name="Source_Text">list of floats = jhta.RVI(df, n, high='High', low='Low')</text:span></text:p>
        </text:list-item>
        <text:list-item>
          <text:p text:style-name="P22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02">
        <text:list-item>
  </text:list-item>
      </text:list>
      <text:p text:style-name="Horizontal_20_Line"/>
      <text:h text:style-name="Heading_20_4" text:outline-level="4">PRANGE | %Range | DONE</text:h>
      <text:list text:style-name="L203">
        <text:list-item>
          <text:p text:style-name="P223"><text:span text:style-name="Source_Text">list of floats = jhta.PRANGE(df, n, max_price='High', min_price='Low')</text:span></text:p>
        </text:list-item>
        <text:list-item>
          <text:p text:style-name="P223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4">
        <text:list-item>
          <text:p text:style-name="P224"><text:span text:style-name="Source_Text">list of floats = jhta.TRANGE(df, high='High', low='Low', close='Close')</text:span></text:p>
        </text:list-item>
        <text:list-item>
          <text:p text:style-name="P224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05">
        <text:list-item>
          <text:p text:style-name="P225"><text:span text:style-name="Source_Text">list of floats = jhta.AD(df, high='High', low='Low', close='Close', volume='Volume')</text:span></text:p>
        </text:list-item>
        <text:list-item>
          <text:p text:style-name="P225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06">
        <text:list-item>
  </text:list-item>
      </text:list>
      <text:p text:style-name="Horizontal_20_Line"/>
      <text:h text:style-name="Heading_20_4" text:outline-level="4">OBV | On Balance Volume | DONE</text:h>
      <text:list text:style-name="L207">
        <text:list-item>
          <text:p text:style-name="P227"><text:span text:style-name="Source_Text">list of floats = jhta.OBV(df, close='Close', volume='Volume')</text:span></text:p>
        </text:list-item>
        <text:list-item>
          <text:p text:style-name="P227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08">
        <text:list-item>
          <text:p text:style-name="P228"><text:span text:style-name="Source_Text">list of ints = jhta.PVR(df, price='Close', volume='Volume')</text:span></text:p>
        </text:list-item>
        <text:list-item>
          <text:p text:style-name="P228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9">
        <text:list-item>
          <text:p text:style-name="P229"><text:span text:style-name="Source_Text">list of floats = jhta.PVT(df, price='Close', volume='Volume')</text:span></text:p>
        </text:list-item>
        <text:list-item>
          <text:p text:style-name="P229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10">
        <text:list-item>
          <text:p text:style-name="P230"><text:span text:style-name="Source_Text">list of floats = jhta.PVI(df, price='Close', volume='Volume')</text:span></text:p>
        </text:list-item>
        <text:list-item>
          <text:p text:style-name="P230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1">
        <text:list-item>
          <text:p text:style-name="P231"><text:span text:style-name="Source_Text">list of floats = jhta.NVI(df, price='Close', volume='Volume')</text:span></text:p>
        </text:list-item>
        <text:list-item>
          <text:p text:style-name="P231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12">
        <text:list-item>
          <text:p text:style-name="P232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13">
        <text:list-item>
          <text:p text:style-name="P233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14">
        <text:list-item>
          <text:p text:style-name="P234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